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8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style:font-name-asian="Times New Roman1" style:font-style-asian="italic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paragraph-rsid="0019e290" style:font-name-asian="Times New Roman1" style:font-style-asian="italic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8pt" fo:language="ru" fo:country="RU" style:text-underline-style="solid" style:text-underline-width="auto" style:text-underline-color="font-color" fo:font-weight="bold" officeooo:rsid="007905ee" officeooo:paragraph-rsid="007905ee" style:font-name-asian="Times New Roman1" style:font-size-asian="18pt" style:font-weight-asian="bold" style:font-name-complex="Times New Roman1" style:font-size-complex="18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7dce12" officeooo:paragraph-rsid="007dce12" style:font-name-asian="Times New Roman1" style:font-size-asian="18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0723182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officeooo:rsid="00781096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8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9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0" style:family="text">
      <style:text-properties style:font-name="Times New Roman" fo:font-size="14pt" fo:language="ru" fo:country="RU" fo:font-style="italic" officeooo:rsid="0073d61e" style:font-name-asian="Times New Roman1" style:font-size-asian="14pt" style:font-style-asian="italic" style:font-name-complex="Times New Roman1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7ba12b" style:font-name-asian="Times New Roman1" style:font-size-asian="18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7dce12" style:font-name-asian="Times New Roman1" style:font-size-asian="18pt" style:font-weight-asian="bold" style:font-name-complex="Times New Roman1" style:font-size-complex="14pt" style:font-weight-complex="bold"/>
    </style:style>
    <style:style style:name="T15" style:family="text">
      <style:text-properties officeooo:rsid="007c647d"/>
    </style:style>
    <style:style style:name="T16" style:family="text">
      <style:text-properties officeooo:rsid="007dce12"/>
    </style:style>
    <style:style style:name="T17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9"/>
      <text:p text:style-name="P8"/>
      <text:p text:style-name="P3"><text:span text:style-name="T1">ФАКУЛЬТЕТ <text:tab/></text:span><text:span text:style-name="T2">Информатика и системы управления</text:span></text:p>
      <text:p text:style-name="P16"/>
      <text:p text:style-name="P16">КАФЕДРА <text:tab/><text:tab/>Программное обеспечение ЭВМ и информационные технологии</text:p>
      <text:p text:style-name="P15"/>
      <text:p text:style-name="P7"/>
      <text:p text:style-name="P7"/>
      <text:p text:style-name="P4"><text:span text:style-name="T11">ОТЧЕТ ПО </text:span><text:span text:style-name="T12">ЛАБОРАТОРНОЙ РАБОТЕ №</text:span><text:span text:style-name="T14">5</text:span></text:p>
      <text:p text:style-name="P22">Обработка очередей</text:p>
      <text:p text:style-name="P21"/>
      <text:p text:style-name="P20">Вариант <text:s/><text:span text:style-name="T16">5</text:span></text:p>
      <text:p text:style-name="P7"/>
      <text:p text:style-name="P3"><text:span text:style-name="T3">Студент<text:tab/><text:tab/><text:tab/></text:span><text:span text:style-name="T6">Шатохина Т.П.</text:span></text:p>
      <text:p text:style-name="P9"/>
      <text:p text:style-name="P3"><text:span text:style-name="T3">Группа<text:tab/><text:tab/><text:tab/>ИУ7 – </text:span><text:span text:style-name="T4">3</text:span><text:span text:style-name="T5">1</text:span><text:span text:style-name="T3">Б </text:span></text:p>
      <text:p text:style-name="P7"/>
      <text:p text:style-name="P10">Преподаватель<text:tab/><text:tab/>Барышникова М. Ю.</text:p>
      <text:p text:style-name="P6"/>
      <text:p text:style-name="P6"/>
      <text:p text:style-name="P6"/>
      <text:p text:style-name="P6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1"/>
      <text:p text:style-name="P5"/>
      <text:p text:style-name="P4"><text:span text:style-name="T7">20</text:span><text:span text:style-name="T8">2</text:span><text:span text:style-name="T10">3</text:span><text:span text:style-name="T7"> </text:span><text:span text:style-name="T9">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2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107</meta:editing-cycles>
    <meta:print-date>2019-11-26T17:37:00</meta:print-date>
    <meta:creation-date>2018-12-20T06:53:00</meta:creation-date>
    <dc:date>2023-11-13T18:17:48.792294876</dc:date>
    <meta:editing-duration>PT22H40M37S</meta:editing-duration>
    <meta:generator>LibreOffice/7.3.7.2$Linux_X86_64 LibreOffice_project/30$Build-2</meta:generator>
    <meta:document-statistic meta:table-count="1" meta:image-count="1" meta:object-count="0" meta:page-count="1" meta:paragraph-count="17" meta:word-count="62" meta:character-count="531" meta:non-whitespace-character-count="4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